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2f7fd9">
      <style:table-properties style:width="6.693in" table:align="margins"/>
    </style:style>
    <style:style style:family="table-column" style:name="ae3eb2b">
      <style:table-column-properties style:column-width="6.6930in" style:rel-column-width="65535*"/>
    </style:style>
    <style:style style:family="table-cell" style:name="a46d614">
      <style:table-cell-properties fo:border-bottom="0.0007in solid #000000" fo:border-left="0.0007in solid #000000" fo:border-right="none" fo:border-top="0.0007in solid #000000" fo:padding="0.0382in"/>
    </style:style>
    <style:style style:family="table-cell" style:name="a5af157">
      <style:table-cell-properties fo:border-bottom="0.0007in solid #000000" fo:border-left="0.0007in solid #000000" fo:border-right="none" fo:border-top="none" fo:padding="0.0382in"/>
    </style:style>
    <style:style style:family="table-cell" style:name="a8974f3">
      <style:table-cell-properties fo:border="0.0007in solid #000000" fo:padding="0.0382in"/>
      <style:paragraph-properties fo:text-align="end"/>
      <style:text-properties fo:color="#000000" fo:font-size="12.0pt" fo:font-style="italic" fo:font-weight="bold" style:font-name="Arial"/>
    </style:style>
    <style:style style:family="table-cell" style:name="a7ffcf5">
      <style:table-cell-properties fo:border="0.0007in solid #000000" fo:border-bottom="0.0007in solid #000000" fo:border-top="none" fo:padding="0.0382in"/>
    </style:style>
    <style:style style:family="table-cell" style:name="a730fc4">
      <style:table-cell-properties fo:border="0.0007in solid #000000" fo:border-bottom="0.0007in solid #000000" fo:border-top="none" fo:padding="0.0382in"/>
      <style:text-properties fo:color="#000000" fo:font-size="6.0pt" style:font-name="Arial"/>
    </style:style>
    <style:style style:family="table" style:name="a7c37ef">
      <style:table-properties style:width="6.693in" table:align="margins"/>
    </style:style>
    <style:style style:family="table-column" style:name="a11fe35">
      <style:table-column-properties style:column-width="1.3386in" style:rel-column-width="13107*"/>
    </style:style>
    <style:style style:family="table-cell" style:name="a70c262">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182d5c">
      <style:table-cell-properties fo:border="0.1pt solid #000000" fo:border-bottom="0.0007in solid #000000" fo:border-left="0.0007in solid #000000" fo:border-right="none" fo:border-top="none" fo:padding="0.0382in"/>
    </style:style>
    <style:style style:family="table-cell" style:name="a874705">
      <style:table-cell-properties fo:border="0.0007in solid #000000" fo:padding="0.0382in"/>
    </style:style>
    <style:style style:family="table-cell" style:name="a132ee2">
      <style:table-cell-properties fo:border="0.0007in solid #000000" fo:border-bottom="0.0007in solid #000000" fo:border-top="none" fo:padding="0.0382in"/>
    </style:style>
    <style:style style:family="table-cell" style:name="af37619">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ecd98e">
      <style:table-cell-properties fo:border="0.1pt solid #000000" fo:border-bottom="0.0007in solid #000000" fo:border-left="0.0007in solid #000000" fo:border-right="none" fo:border-top="none" fo:padding="0.0382in"/>
    </style:style>
    <style:style style:family="table-cell" style:name="a9daf53">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9d6d9d">
      <style:table-cell-properties fo:border="0.1pt solid #000000" fo:border-bottom="0.0007in solid #000000" fo:border-left="0.0007in solid #000000" fo:border-right="none" fo:border-top="none" fo:padding="0.0382in"/>
    </style:style>
    <style:style style:family="table-cell" style:name="afad440">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706297">
      <style:table-cell-properties fo:border="0.1pt solid #000000" fo:border-bottom="0.0007in solid #000000" fo:border-left="0.0007in solid #000000" fo:border-right="none" fo:border-top="none" fo:padding="0.0382in"/>
    </style:style>
    <style:style style:family="table-cell" style:name="ae2c205">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3d2ba7">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cf8a7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889a95">
      <style:table-cell-properties fo:border="0.1pt solid #000000"/>
      <style:text-properties fo:color="#000000" fo:font-size="8.0pt" fo:font-weight="bold" style:font-name="Arial"/>
    </style:style>
    <style:style style:family="table-cell" style:name="af07225">
      <style:table-cell-properties fo:border="0.1pt solid #000000" fo:border-bottom="0.0007in solid #000000" fo:border-left="0.0007in solid #000000" fo:border-right="none" fo:border-top="none" fo:padding="0.0382in"/>
    </style:style>
    <style:style style:family="table-cell" style:name="a2958e6">
      <style:table-cell-properties fo:border="0.1pt solid #000000" fo:border-bottom="0.0007in solid #000000" fo:border-left="0.0007in solid #000000" fo:border-right="none" fo:border-top="none" fo:padding="0.0382in"/>
    </style:style>
    <style:style style:family="table-cell" style:name="a963946">
      <style:table-cell-properties fo:border="0.1pt solid #000000" fo:border-bottom="0.0007in solid #000000" fo:border-left="0.0007in solid #000000" fo:border-right="none" fo:border-top="none" fo:padding="0.0382in"/>
    </style:style>
    <style:style style:family="table-cell" style:name="af571c4">
      <style:table-cell-properties fo:border="0.1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2f7fd9">
        <table:table-column table:style-name="ae3eb2b"/>
        <table:table-row>
          <table:table-cell table:style-name="a8974f3">
            <text:p>udskrevet den 2022-11-15</text:p>
          </table:table-cell>
        </table:table-row>
        <table:table-row>
          <table:table-cell table:style-name="a730fc4">
            <text:p>Fra dato: 2022-01-01</text:p>
            <text:p>Sagsstatus: afsluttet</text:p>
          </table:table-cell>
        </table:table-row>
        <table:table-row>
          <table:table-cell table:style-name="a7ffcf5"/>
        </table:table-row>
      </table:table>
      <table:table table:name="Table2" table:style-name="a7c37ef">
        <table:table-column table:number-columns-repeated="5" table:style-name="a11fe35"/>
        <table:table-column table:style-name="a11fe35"/>
        <table:table-column table:style-name="a11fe35"/>
        <table:table-column table:style-name="a11fe35"/>
        <table:table-row>
          <table:table-cell table:style-name="ae2c205">
            <text:p>Nr.</text:p>
          </table:table-cell>
          <table:table-cell table:style-name="a3d2ba7">
            <text:p>Type</text:p>
          </table:table-cell>
          <table:table-cell table:style-name="acf8a7e">
            <text:p>Navn</text:p>
          </table:table-cell>
          <table:table-cell table:style-name="a70c262">
            <text:p>cpr</text:p>
          </table:table-cell>
          <table:table-cell table:style-name="af37619">
            <text:p>Læge</text:p>
          </table:table-cell>
          <table:table-cell table:style-name="a9daf53">
            <text:p>Tiltrædes af</text:p>
          </table:table-cell>
          <table:table-cell table:style-name="afad440">
            <text:p>Erklæring afgivet</text:p>
          </table:table-cell>
          <table:table-cell table:style-name="a889a95">
            <text:p>Psykolog</text:p>
          </table:table-cell>
        </table:table-row>
        <table:table-row>
          <table:table-cell table:style-name="af07225"/>
          <table:table-cell table:style-name="a2958e6"/>
          <table:table-cell table:style-name="a963946"/>
          <table:table-cell table:style-name="a182d5c"/>
          <table:table-cell table:style-name="aecd98e"/>
          <table:table-cell table:style-name="a9d6d9d"/>
          <table:table-cell table:style-name="a706297"/>
          <table:table-cell table:style-name="af571c4"/>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2-11-15T13:23:59</dc:date>
    <meta:editing-cycles>1</meta:editing-cycles>
    <meta:editing-duration>PT0.293S</meta:editing-duration>
    <meta:initial-creator>fhp</meta:initial-creator>
    <meta:creation-date>2022-11-15T13:23:59</meta:creation-date>
    <dc:language>en</dc:language>
  </office:meta>
</office:document-meta>
</file>